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8232in" svg:y="2.3713in">
            <draw:object draw:notify-on-update-of-ranges="Sheet1.A1:Sheet1.A1 Sheet1.A2:Sheet1.A100 Sheet1.B1:Sheet1.B1 Sheet1.B2:Sheet1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</text:p>
          </table:table-cell>
          <table:table-cell table:style-name="Default" office:value-type="string" calcext:value-type="string">
            <text:p>Dose(Gy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00327999" calcext:value-type="float">
            <text:p>0.00327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325107" calcext:value-type="float">
            <text:p>0.00325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0.00327296" calcext:value-type="float">
            <text:p>0.003272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0.00328079" calcext:value-type="float">
            <text:p>0.003280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.00329757" calcext:value-type="float">
            <text:p>0.003297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0.00331045" calcext:value-type="float">
            <text:p>0.003310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0.00330276" calcext:value-type="float">
            <text:p>0.003302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0.00332631" calcext:value-type="float">
            <text:p>0.003326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0.00333249" calcext:value-type="float">
            <text:p>0.003332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0.00333581" calcext:value-type="float">
            <text:p>0.003335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0.00334864" calcext:value-type="float">
            <text:p>0.003348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0.00336115" calcext:value-type="float">
            <text:p>0.003361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0.00336373" calcext:value-type="float">
            <text:p>0.003363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0.00336918" calcext:value-type="float">
            <text:p>0.003369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0.00337853" calcext:value-type="float">
            <text:p>0.003378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0.00338657" calcext:value-type="float">
            <text:p>0.003386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0.0033953" calcext:value-type="float">
            <text:p>0.00339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0.00341594" calcext:value-type="float">
            <text:p>0.003415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0.00343042" calcext:value-type="float">
            <text:p>0.003430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0.00343125" calcext:value-type="float">
            <text:p>0.003431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0.00342607" calcext:value-type="float">
            <text:p>0.003426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0.00343529" calcext:value-type="float">
            <text:p>0.003435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0.00344046" calcext:value-type="float">
            <text:p>0.003440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float" office:value="0.00344502" calcext:value-type="float">
            <text:p>0.003445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0.00345033" calcext:value-type="float">
            <text:p>0.003450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0.00345558" calcext:value-type="float">
            <text:p>0.003455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float" office:value="0.00356106" calcext:value-type="float">
            <text:p>0.003561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float" office:value="0.00367117" calcext:value-type="float">
            <text:p>0.003671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0.00376285" calcext:value-type="float">
            <text:p>0.003762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0.00386582" calcext:value-type="float">
            <text:p>0.003865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0.00397358" calcext:value-type="float">
            <text:p>0.003973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float" office:value="0.00398509" calcext:value-type="float">
            <text:p>0.003985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0.00409364" calcext:value-type="float">
            <text:p>0.004093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float" office:value="0.00420183" calcext:value-type="float">
            <text:p>0.004201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00432426" calcext:value-type="float">
            <text:p>0.004324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0.00452668" calcext:value-type="float">
            <text:p>0.004526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0.00472675" calcext:value-type="float">
            <text:p>0.004726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float" office:value="0.00492126" calcext:value-type="float">
            <text:p>0.004921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float" office:value="0.00522944" calcext:value-type="float">
            <text:p>0.005229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float" office:value="0.00553923" calcext:value-type="float">
            <text:p>0.005539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0.00675246" calcext:value-type="float">
            <text:p>0.006752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float" office:value="0.00673008" calcext:value-type="float">
            <text:p>0.006730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float" office:value="0.00772357" calcext:value-type="float">
            <text:p>0.007723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float" office:value="0.00782829" calcext:value-type="float">
            <text:p>0.007828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float" office:value="0.00883658" calcext:value-type="float">
            <text:p>0.008836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0.00883927" calcext:value-type="float">
            <text:p>0.008839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float" office:value="0.00884392" calcext:value-type="float">
            <text:p>0.008843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00881474" calcext:value-type="float">
            <text:p>0.008814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float" office:value="0.00885935" calcext:value-type="float">
            <text:p>0.008859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float" office:value="0.00919223" calcext:value-type="float">
            <text:p>0.009192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0.00917365" calcext:value-type="float">
            <text:p>0.009173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office:value-type="float" office:value="0.00919624" calcext:value-type="float">
            <text:p>0.009196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378478" calcext:value-type="float">
            <text:p>3.78E-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27185" calcext:value-type="float">
            <text:p>2.72E-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239296" calcext:value-type="float">
            <text:p>2.39E-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22237" calcext:value-type="float">
            <text:p>2.22E-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194815" calcext:value-type="float">
            <text:p>1.95E-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177312" calcext:value-type="float">
            <text:p>1.77E-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163157" calcext:value-type="float">
            <text:p>1.63E-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156757" calcext:value-type="float">
            <text:p>1.57E-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149339" calcext:value-type="float">
            <text:p>1.49E-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144586" calcext:value-type="float">
            <text:p>1.45E-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137381" calcext:value-type="float">
            <text:p>1.37E-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129777" calcext:value-type="float">
            <text:p>1.30E-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122568" calcext:value-type="float">
            <text:p>1.23E-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118748" calcext:value-type="float">
            <text:p>1.19E-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110952" calcext:value-type="float">
            <text:p>1.11E-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109634" calcext:value-type="float">
            <text:p>1.10E-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103437" calcext:value-type="float">
            <text:p>1.03E-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100077" calcext:value-type="float">
            <text:p>1.00E-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950972" calcext:value-type="float">
            <text:p>9.51E-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930585" calcext:value-type="float">
            <text:p>9.31E-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917244" calcext:value-type="float">
            <text:p>9.17E-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878698" calcext:value-type="float">
            <text:p>8.79E-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873438" calcext:value-type="float">
            <text:p>8.73E-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857806" calcext:value-type="float">
            <text:p>8.58E-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838324" calcext:value-type="float">
            <text:p>8.38E-0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822099" calcext:value-type="float">
            <text:p>8.22E-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761976" calcext:value-type="float">
            <text:p>7.62E-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762978" calcext:value-type="float">
            <text:p>7.63E-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762094" calcext:value-type="float">
            <text:p>7.62E-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720239" calcext:value-type="float">
            <text:p>7.20E-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0696335" calcext:value-type="float">
            <text:p>6.96E-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690176" calcext:value-type="float">
            <text:p>6.90E-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0693179" calcext:value-type="float">
            <text:p>6.93E-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66825" calcext:value-type="float">
            <text:p>6.68E-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665492" calcext:value-type="float">
            <text:p>6.65E-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648452" calcext:value-type="float">
            <text:p>6.48E-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0624395" calcext:value-type="float">
            <text:p>6.24E-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063135" calcext:value-type="float">
            <text:p>6.31E-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0610658" calcext:value-type="float">
            <text:p>6.11E-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0613243" calcext:value-type="float">
            <text:p>6.13E-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0584463" calcext:value-type="float">
            <text:p>5.84E-0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0559618" calcext:value-type="float">
            <text:p>5.60E-0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0544473" calcext:value-type="float">
            <text:p>5.44E-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532519" calcext:value-type="float">
            <text:p>5.33E-0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0528552" calcext:value-type="float">
            <text:p>5.29E-0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0505838" calcext:value-type="float">
            <text:p>5.06E-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050042" calcext:value-type="float">
            <text:p>5.00E-0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0488679" calcext:value-type="float">
            <text:p>4.89E-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487701" calcext:value-type="float">
            <text:p>4.88E-0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0477916" calcext:value-type="float">
            <text:p>4.78E-0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0453373" calcext:value-type="float">
            <text:p>4.53E-0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0453934" calcext:value-type="float">
            <text:p>4.54E-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0443694" calcext:value-type="float">
            <text:p>4.44E-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0422402" calcext:value-type="float">
            <text:p>4.22E-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041976" calcext:value-type="float">
            <text:p>4.20E-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00426272" calcext:value-type="float">
            <text:p>4.26E-0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0414781" calcext:value-type="float">
            <text:p>4.15E-0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00408197" calcext:value-type="float">
            <text:p>4.08E-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0408198" calcext:value-type="float">
            <text:p>4.08E-0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00408709" calcext:value-type="float">
            <text:p>4.09E-0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0401319" calcext:value-type="float">
            <text:p>4.01E-0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00398926" calcext:value-type="float">
            <text:p>3.99E-0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0394038" calcext:value-type="float">
            <text:p>3.94E-0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0376642" calcext:value-type="float">
            <text:p>3.77E-0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00368404" calcext:value-type="float">
            <text:p>3.68E-0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00354359" calcext:value-type="float">
            <text:p>3.54E-0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00359444" calcext:value-type="float">
            <text:p>3.59E-0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00349821" calcext:value-type="float">
            <text:p>3.50E-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0343342" calcext:value-type="float">
            <text:p>3.43E-0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000327419" calcext:value-type="float">
            <text:p>3.27E-0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0325137" calcext:value-type="float">
            <text:p>3.25E-0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00319341" calcext:value-type="float">
            <text:p>3.19E-0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000327391" calcext:value-type="float">
            <text:p>3.27E-0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0330509" calcext:value-type="float">
            <text:p>3.31E-0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0319765" calcext:value-type="float">
            <text:p>3.20E-0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030122" calcext:value-type="float">
            <text:p>3.01E-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298209" calcext:value-type="float">
            <text:p>2.98E-0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0293873" calcext:value-type="float">
            <text:p>2.94E-0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0290164" calcext:value-type="float">
            <text:p>2.90E-0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0276872" calcext:value-type="float">
            <text:p>2.77E-0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0271825" calcext:value-type="float">
            <text:p>2.72E-0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0274855" calcext:value-type="float">
            <text:p>2.75E-0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0276719" calcext:value-type="float">
            <text:p>2.77E-0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0264094" calcext:value-type="float">
            <text:p>2.64E-0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0268981" calcext:value-type="float">
            <text:p>2.69E-0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00026535" calcext:value-type="float">
            <text:p>2.65E-0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0259491" calcext:value-type="float">
            <text:p>2.59E-0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00253521" calcext:value-type="float">
            <text:p>2.54E-0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0250381" calcext:value-type="float">
            <text:p>2.50E-0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024684" calcext:value-type="float">
            <text:p>2.47E-0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242336" calcext:value-type="float">
            <text:p>2.42E-0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0237314" calcext:value-type="float">
            <text:p>2.37E-0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0237615" calcext:value-type="float">
            <text:p>2.38E-0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022795" calcext:value-type="float">
            <text:p>2.28E-0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22467" calcext:value-type="float">
            <text:p>2.25E-0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022698" calcext:value-type="float">
            <text:p>2.27E-0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021753" calcext:value-type="float">
            <text:p>2.18E-0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0216073" calcext:value-type="float">
            <text:p>2.16E-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207355" calcext:value-type="float">
            <text:p>2.07E-0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000207851" calcext:value-type="float">
            <text:p>2.08E-0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0215882" calcext:value-type="float">
            <text:p>2.16E-0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0199927" calcext:value-type="float">
            <text:p>2.00E-0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0188717" calcext:value-type="float">
            <text:p>1.89E-0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0191549" calcext:value-type="float">
            <text:p>1.92E-0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0192497" calcext:value-type="float">
            <text:p>1.92E-0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018782" calcext:value-type="float">
            <text:p>1.88E-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0196772" calcext:value-type="float">
            <text:p>1.97E-0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0187617" calcext:value-type="float">
            <text:p>1.88E-0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018787" calcext:value-type="float">
            <text:p>1.88E-0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000183471" calcext:value-type="float">
            <text:p>1.83E-0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0175187" calcext:value-type="float">
            <text:p>1.75E-0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0017497" calcext:value-type="float">
            <text:p>1.75E-0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0173793" calcext:value-type="float">
            <text:p>1.74E-0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00170839" calcext:value-type="float">
            <text:p>1.71E-0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000168345" calcext:value-type="float">
            <text:p>1.68E-0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000171072" calcext:value-type="float">
            <text:p>1.71E-0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0162914" calcext:value-type="float">
            <text:p>1.63E-0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000158492" calcext:value-type="float">
            <text:p>1.58E-0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0152549" calcext:value-type="float">
            <text:p>1.53E-0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000154876" calcext:value-type="float">
            <text:p>1.55E-0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000149828" calcext:value-type="float">
            <text:p>1.50E-0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000150532" calcext:value-type="float">
            <text:p>1.51E-0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000153031" calcext:value-type="float">
            <text:p>1.53E-0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0149698" calcext:value-type="float">
            <text:p>1.50E-0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0152741" calcext:value-type="float">
            <text:p>1.53E-0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000150141" calcext:value-type="float">
            <text:p>1.50E-0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000146722" calcext:value-type="float">
            <text:p>1.47E-0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000145118" calcext:value-type="float">
            <text:p>1.45E-0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0144108" calcext:value-type="float">
            <text:p>1.44E-0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0137963" calcext:value-type="float">
            <text:p>1.38E-0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0137982" calcext:value-type="float">
            <text:p>1.38E-0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0139448" calcext:value-type="float">
            <text:p>1.39E-0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0140511" calcext:value-type="float">
            <text:p>1.41E-0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0132667" calcext:value-type="float">
            <text:p>1.33E-0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0135316" calcext:value-type="float">
            <text:p>1.35E-0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0135833" calcext:value-type="float">
            <text:p>1.36E-0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0131642" calcext:value-type="float">
            <text:p>1.32E-0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012826" calcext:value-type="float">
            <text:p>1.28E-0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0122506" calcext:value-type="float">
            <text:p>1.23E-0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0119046" calcext:value-type="float">
            <text:p>1.19E-0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0121879" calcext:value-type="float">
            <text:p>1.22E-0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0116625" calcext:value-type="float">
            <text:p>1.17E-0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000117471" calcext:value-type="float">
            <text:p>1.17E-0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0011594" calcext:value-type="float">
            <text:p>1.16E-0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0114016" calcext:value-type="float">
            <text:p>1.14E-0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000114977" calcext:value-type="float">
            <text:p>1.15E-0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000115646" calcext:value-type="float">
            <text:p>1.16E-0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000110874" calcext:value-type="float">
            <text:p>1.11E-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112053" calcext:value-type="float">
            <text:p>1.12E-0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000116764" calcext:value-type="float">
            <text:p>1.17E-0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000111528" calcext:value-type="float">
            <text:p>1.12E-0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000113567" calcext:value-type="float">
            <text:p>1.14E-0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000114974" calcext:value-type="float">
            <text:p>1.15E-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000118158" calcext:value-type="float">
            <text:p>1.18E-0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00011142" calcext:value-type="float">
            <text:p>1.11E-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000109869" calcext:value-type="float">
            <text:p>1.10E-0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000109656" calcext:value-type="float">
            <text:p>1.10E-0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000111096" calcext:value-type="float">
            <text:p>1.11E-0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0105037" calcext:value-type="float">
            <text:p>1.05E-0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000105774" calcext:value-type="float">
            <text:p>1.06E-0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000100087" calcext:value-type="float">
            <text:p>1.00E-0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000102667" calcext:value-type="float">
            <text:p>1.03E-0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0000972325" calcext:value-type="float">
            <text:p>9.72E-0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0944485" calcext:value-type="float">
            <text:p>9.44E-0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0000943423" calcext:value-type="float">
            <text:p>9.43E-0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0000980265" calcext:value-type="float">
            <text:p>9.80E-0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000092467" calcext:value-type="float">
            <text:p>9.25E-0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0000938541" calcext:value-type="float">
            <text:p>9.39E-0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00933899" calcext:value-type="float">
            <text:p>9.34E-0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000090641" calcext:value-type="float">
            <text:p>9.06E-0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0000888758" calcext:value-type="float">
            <text:p>8.89E-0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0000875058" calcext:value-type="float">
            <text:p>8.75E-0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0000871741" calcext:value-type="float">
            <text:p>8.72E-0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00879904" calcext:value-type="float">
            <text:p>8.80E-0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0000858555" calcext:value-type="float">
            <text:p>8.59E-0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0000878051" calcext:value-type="float">
            <text:p>8.78E-0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0000839624" calcext:value-type="float">
            <text:p>8.40E-0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0000853646" calcext:value-type="float">
            <text:p>8.54E-0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00835021" calcext:value-type="float">
            <text:p>8.35E-0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0000842383" calcext:value-type="float">
            <text:p>8.42E-0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000082763" calcext:value-type="float">
            <text:p>8.28E-0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000811029" calcext:value-type="float">
            <text:p>8.11E-0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0000812557" calcext:value-type="float">
            <text:p>8.13E-0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0000834042" calcext:value-type="float">
            <text:p>8.34E-0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0816938" calcext:value-type="float">
            <text:p>8.17E-0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00765918" calcext:value-type="float">
            <text:p>7.66E-0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0000774736" calcext:value-type="float">
            <text:p>7.75E-0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0000740723" calcext:value-type="float">
            <text:p>7.41E-0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00754524" calcext:value-type="float">
            <text:p>7.55E-0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0000731519" calcext:value-type="float">
            <text:p>7.32E-0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0000725997" calcext:value-type="float">
            <text:p>7.26E-0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0000750109" calcext:value-type="float">
            <text:p>7.50E-0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0000736192" calcext:value-type="float">
            <text:p>7.36E-0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0000710445" calcext:value-type="float">
            <text:p>7.10E-0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0000710159" calcext:value-type="float">
            <text:p>7.10E-0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0000714483" calcext:value-type="float">
            <text:p>7.14E-0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0000712314" calcext:value-type="float">
            <text:p>7.12E-0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0000714392" calcext:value-type="float">
            <text:p>7.14E-0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730897" calcext:value-type="float">
            <text:p>7.31E-0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0000718115" calcext:value-type="float">
            <text:p>7.18E-0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0000696999" calcext:value-type="float">
            <text:p>6.97E-0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0000698882" calcext:value-type="float">
            <text:p>6.99E-0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0000720205" calcext:value-type="float">
            <text:p>7.20E-0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0000726738" calcext:value-type="float">
            <text:p>7.27E-0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074236" calcext:value-type="float">
            <text:p>7.42E-0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000742412" calcext:value-type="float">
            <text:p>7.42E-0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0000689474" calcext:value-type="float">
            <text:p>6.89E-0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0000701504" calcext:value-type="float">
            <text:p>7.02E-0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00712083" calcext:value-type="float">
            <text:p>7.12E-0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0000671801" calcext:value-type="float">
            <text:p>6.72E-0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0000684106" calcext:value-type="float">
            <text:p>6.84E-0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0000642636" calcext:value-type="float">
            <text:p>6.43E-0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0000660937" calcext:value-type="float">
            <text:p>6.61E-0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0000645782" calcext:value-type="float">
            <text:p>6.46E-0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0000645858" calcext:value-type="float">
            <text:p>6.46E-0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0000609312" calcext:value-type="float">
            <text:p>6.09E-0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0000594099" calcext:value-type="float">
            <text:p>5.94E-0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0000579609" calcext:value-type="float">
            <text:p>5.80E-0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00593794" calcext:value-type="float">
            <text:p>5.94E-0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0000601399" calcext:value-type="float">
            <text:p>6.01E-0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0000593203" calcext:value-type="float">
            <text:p>5.93E-0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00590736" calcext:value-type="float">
            <text:p>5.91E-0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000060197" calcext:value-type="float">
            <text:p>6.02E-0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00623478" calcext:value-type="float">
            <text:p>6.23E-0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00625128" calcext:value-type="float">
            <text:p>6.25E-0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00578548" calcext:value-type="float">
            <text:p>5.79E-0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00559357" calcext:value-type="float">
            <text:p>5.59E-0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0000555064" calcext:value-type="float">
            <text:p>5.55E-0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00562395" calcext:value-type="float">
            <text:p>5.62E-0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0000566671" calcext:value-type="float">
            <text:p>5.67E-0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0000551006" calcext:value-type="float">
            <text:p>5.51E-0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0000576887" calcext:value-type="float">
            <text:p>5.77E-0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00554366" calcext:value-type="float">
            <text:p>5.54E-0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0000570871" calcext:value-type="float">
            <text:p>5.71E-0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0000519923" calcext:value-type="float">
            <text:p>5.20E-0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00520391" calcext:value-type="float">
            <text:p>5.20E-0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0000519996" calcext:value-type="float">
            <text:p>5.20E-0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0000501545" calcext:value-type="float">
            <text:p>5.02E-0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000491065" calcext:value-type="float">
            <text:p>4.91E-0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0000488441" calcext:value-type="float">
            <text:p>4.88E-0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0000471152" calcext:value-type="float">
            <text:p>4.71E-0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0000505451" calcext:value-type="float">
            <text:p>5.05E-0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0000491518" calcext:value-type="float">
            <text:p>4.92E-0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0000489565" calcext:value-type="float">
            <text:p>4.90E-0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0000467053" calcext:value-type="float">
            <text:p>4.67E-0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0000447475" calcext:value-type="float">
            <text:p>4.47E-0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0000447003" calcext:value-type="float">
            <text:p>4.47E-0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0000456363" calcext:value-type="float">
            <text:p>4.56E-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0428384" calcext:value-type="float">
            <text:p>4.28E-0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0000449225" calcext:value-type="float">
            <text:p>4.49E-0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0000424674" calcext:value-type="float">
            <text:p>4.25E-0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0000433377" calcext:value-type="float">
            <text:p>4.33E-0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0000424898" calcext:value-type="float">
            <text:p>4.25E-0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0000432529" calcext:value-type="float">
            <text:p>4.33E-0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0000420154" calcext:value-type="float">
            <text:p>4.20E-0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0000435615" calcext:value-type="float">
            <text:p>4.36E-0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0000429925" calcext:value-type="float">
            <text:p>4.30E-0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0000425174" calcext:value-type="float">
            <text:p>4.25E-0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00422595" calcext:value-type="float">
            <text:p>4.23E-0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000040842" calcext:value-type="float">
            <text:p>4.08E-0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0000401607" calcext:value-type="float">
            <text:p>4.02E-0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0000419535" calcext:value-type="float">
            <text:p>4.20E-0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0000400893" calcext:value-type="float">
            <text:p>4.01E-0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000416394" calcext:value-type="float">
            <text:p>4.16E-0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0000393806" calcext:value-type="float">
            <text:p>3.94E-0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0000427301" calcext:value-type="float">
            <text:p>4.27E-0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0000395686" calcext:value-type="float">
            <text:p>3.96E-0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0000386127" calcext:value-type="float">
            <text:p>3.86E-0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00403443" calcext:value-type="float">
            <text:p>4.03E-0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0000398543" calcext:value-type="float">
            <text:p>3.99E-0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0000402222" calcext:value-type="float">
            <text:p>4.02E-0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0000383255" calcext:value-type="float">
            <text:p>3.83E-0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0000382199" calcext:value-type="float">
            <text:p>3.82E-0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00366523" calcext:value-type="float">
            <text:p>3.67E-0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0000405881" calcext:value-type="float">
            <text:p>4.06E-0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0000384474" calcext:value-type="float">
            <text:p>3.84E-0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0000370977" calcext:value-type="float">
            <text:p>3.71E-0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0000368316" calcext:value-type="float">
            <text:p>3.68E-0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00419422" calcext:value-type="float">
            <text:p>4.19E-0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000036571" calcext:value-type="float">
            <text:p>3.66E-0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000034657" calcext:value-type="float">
            <text:p>3.47E-0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0000377724" calcext:value-type="float">
            <text:p>3.78E-0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0000347662" calcext:value-type="float">
            <text:p>3.48E-0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0000338648" calcext:value-type="float">
            <text:p>3.39E-0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000033736" calcext:value-type="float">
            <text:p>3.37E-0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0000335356" calcext:value-type="float">
            <text:p>3.35E-0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0000336374" calcext:value-type="float">
            <text:p>3.36E-0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0000365752" calcext:value-type="float">
            <text:p>3.66E-0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000335217" calcext:value-type="float">
            <text:p>3.35E-0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0000331903" calcext:value-type="float">
            <text:p>3.32E-0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0000320512" calcext:value-type="float">
            <text:p>3.21E-0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000031849" calcext:value-type="float">
            <text:p>3.18E-0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0000304474" calcext:value-type="float">
            <text:p>3.04E-0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0000344309" calcext:value-type="float">
            <text:p>3.44E-0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0000303399" calcext:value-type="float">
            <text:p>3.03E-0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000032429" calcext:value-type="float">
            <text:p>3.24E-0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0000310615" calcext:value-type="float">
            <text:p>3.11E-0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0000327549" calcext:value-type="float">
            <text:p>3.28E-0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00298392" calcext:value-type="float">
            <text:p>2.98E-0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0000310123" calcext:value-type="float">
            <text:p>3.10E-0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0000299264" calcext:value-type="float">
            <text:p>2.99E-0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0000298906" calcext:value-type="float">
            <text:p>2.99E-0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0000300841" calcext:value-type="float">
            <text:p>3.01E-0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0000298177" calcext:value-type="float">
            <text:p>2.98E-0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0000303923" calcext:value-type="float">
            <text:p>3.04E-0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0000295095" calcext:value-type="float">
            <text:p>2.95E-0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0000289741" calcext:value-type="float">
            <text:p>2.90E-0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0000281047" calcext:value-type="float">
            <text:p>2.81E-0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00284978" calcext:value-type="float">
            <text:p>2.85E-0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0000277538" calcext:value-type="float">
            <text:p>2.78E-0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0000268651" calcext:value-type="float">
            <text:p>2.69E-0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0000274846" calcext:value-type="float">
            <text:p>2.75E-0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0000270584" calcext:value-type="float">
            <text:p>2.71E-0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0000267321" calcext:value-type="float">
            <text:p>2.67E-0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0000275211" calcext:value-type="float">
            <text:p>2.75E-0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0000274862" calcext:value-type="float">
            <text:p>2.75E-0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0000285426" calcext:value-type="float">
            <text:p>2.85E-0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0000271713" calcext:value-type="float">
            <text:p>2.72E-0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000273411" calcext:value-type="float">
            <text:p>2.73E-0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0000274977" calcext:value-type="float">
            <text:p>2.75E-0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0000276159" calcext:value-type="float">
            <text:p>2.76E-0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0000276386" calcext:value-type="float">
            <text:p>2.76E-0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0000294632" calcext:value-type="float">
            <text:p>2.95E-0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00254194" calcext:value-type="float">
            <text:p>2.54E-0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0000251619" calcext:value-type="float">
            <text:p>2.52E-0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0000248245" calcext:value-type="float">
            <text:p>2.48E-0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0000259281" calcext:value-type="float">
            <text:p>2.59E-0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0000247441" calcext:value-type="float">
            <text:p>2.47E-0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000251237" calcext:value-type="float">
            <text:p>2.51E-0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0000222162" calcext:value-type="float">
            <text:p>2.22E-0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0000225224" calcext:value-type="float">
            <text:p>2.25E-0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0000249574" calcext:value-type="float">
            <text:p>2.50E-0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0000225669" calcext:value-type="float">
            <text:p>2.26E-0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0000235613" calcext:value-type="float">
            <text:p>2.36E-0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0000215067" calcext:value-type="float">
            <text:p>2.15E-0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0000215321" calcext:value-type="float">
            <text:p>2.15E-0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0000228054" calcext:value-type="float">
            <text:p>2.28E-0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0000219686" calcext:value-type="float">
            <text:p>2.20E-0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000231739" calcext:value-type="float">
            <text:p>2.32E-0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0000246876" calcext:value-type="float">
            <text:p>2.47E-0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0000228451" calcext:value-type="float">
            <text:p>2.28E-0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0000219215" calcext:value-type="float">
            <text:p>2.19E-0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0000215684" calcext:value-type="float">
            <text:p>2.16E-0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0000205379" calcext:value-type="float">
            <text:p>2.05E-0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0000209945" calcext:value-type="float">
            <text:p>2.10E-0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0000205775" calcext:value-type="float">
            <text:p>2.06E-0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0000211356" calcext:value-type="float">
            <text:p>2.11E-0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0000200232" calcext:value-type="float">
            <text:p>2.00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09:53:10.762741883</meta:creation-date>
    <dc:date>2023-09-14T15:10:37.889838794</dc:date>
    <meta:editing-duration>PT22H40M6S</meta:editing-duration>
    <meta:editing-cycles>13</meta:editing-cycles>
    <meta:generator>LibreOffice/7.3.7.2$Linux_X86_64 LibreOffice_project/30$Build-2</meta:generator>
    <meta:document-statistic meta:table-count="1" meta:cell-count="80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1cm" svg:y="4.201cm" style:legend-expansion="high" chart:style-name="ch2"/>
        <chart:plot-area chart:style-name="ch3" table:cell-range-address="Sheet1.A1:Sheet1.B100" chart:data-source-has-labels="row" svg:x="0.32cm" svg:y="0.18cm" svg:width="12.561cm" svg:height="8.64cm">
          <chart:coordinate-region svg:x="1.418cm" svg:y="0.379cm" svg:width="11.18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0" chart:label-cell-address="Sheet1.B1:Sheet1.B1" chart:class="chart:scatter">
            <chart:domain table:cell-range-address="Sheet1.A2:Sheet1.A100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ose(Gy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00</svg:desc>
                </draw:g>
              </table:table-cell>
              <table:table-cell office:value-type="float" office:value="0.00327999">
                <text:p>0.00327999</text:p>
                <draw:g>
                  <svg:desc>Sheet1.B2:Sheet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325107">
                <text:p>0.003251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327296">
                <text:p>0.00327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328079">
                <text:p>0.00328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329757">
                <text:p>0.003297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331045">
                <text:p>0.00331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330276">
                <text:p>0.003302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332631">
                <text:p>0.00332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333249">
                <text:p>0.003332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333581">
                <text:p>0.003335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334864">
                <text:p>0.003348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336115">
                <text:p>0.00336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336373">
                <text:p>0.00336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336918">
                <text:p>0.003369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337853">
                <text:p>0.003378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338657">
                <text:p>0.003386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33953">
                <text:p>0.00339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341594">
                <text:p>0.003415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343042">
                <text:p>0.003430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343125">
                <text:p>0.00343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342607">
                <text:p>0.003426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343529">
                <text:p>0.003435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344046">
                <text:p>0.003440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0344502">
                <text:p>0.003445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0345033">
                <text:p>0.003450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345558">
                <text:p>0.003455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0356106">
                <text:p>0.003561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367117">
                <text:p>0.003671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376285">
                <text:p>0.003762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386582">
                <text:p>0.003865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0397358">
                <text:p>0.003973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0398509">
                <text:p>0.003985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0409364">
                <text:p>0.004093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0420183">
                <text:p>0.004201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0432426">
                <text:p>0.004324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0452668">
                <text:p>0.004526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0472675">
                <text:p>0.004726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0492126">
                <text:p>0.004921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0522944">
                <text:p>0.005229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0553923">
                <text:p>0.005539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0675246">
                <text:p>0.006752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0673008">
                <text:p>0.006730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0772357">
                <text:p>0.007723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0782829">
                <text:p>0.007828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0883658">
                <text:p>0.008836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0883927">
                <text:p>0.008839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0884392">
                <text:p>0.008843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0881474">
                <text:p>0.008814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0885935">
                <text:p>0.008859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0919223">
                <text:p>0.009192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0917365">
                <text:p>0.009173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0919624">
                <text:p>0.009196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000378478">
                <text:p>0.00003784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00027185">
                <text:p>0.0000271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000239296">
                <text:p>0.00002392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00022237">
                <text:p>0.0000222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000194815">
                <text:p>0.00001948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000177312">
                <text:p>0.00001773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000163157">
                <text:p>0.00001631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000156757">
                <text:p>0.00001567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000149339">
                <text:p>0.00001493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000144586">
                <text:p>0.00001445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000137381">
                <text:p>0.00001373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000129777">
                <text:p>0.00001297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000122568">
                <text:p>0.00001225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000118748">
                <text:p>0.00001187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000110952">
                <text:p>0.00001109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000109634">
                <text:p>0.00001096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000103437">
                <text:p>0.00001034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000100077">
                <text:p>0.00001000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0000950972">
                <text:p>0.000009509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0000930585">
                <text:p>0.000009305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0000917244">
                <text:p>0.000009172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0000878698">
                <text:p>0.000008786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0000873438">
                <text:p>0.000008734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0000857806">
                <text:p>0.000008578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0000838324">
                <text:p>0.000008383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0000822099">
                <text:p>0.000008220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0000761976">
                <text:p>0.000007619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0000762978">
                <text:p>0.000007629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0000762094">
                <text:p>0.000007620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0000720239">
                <text:p>0.000007202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0000696335">
                <text:p>0.000006963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0000690176">
                <text:p>0.000006901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0000693179">
                <text:p>0.000006931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000066825">
                <text:p>0.00000668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0000665492">
                <text:p>0.000006654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0000648452">
                <text:p>0.000006484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0000624395">
                <text:p>0.000006243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000063135">
                <text:p>0.00000631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0000610658">
                <text:p>0.000006106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0000613243">
                <text:p>0.000006132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0000584463">
                <text:p>0.000005844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0000559618">
                <text:p>0.000005596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0000544473">
                <text:p>0.000005444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0000532519">
                <text:p>0.000005325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0000528552">
                <text:p>0.000005285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0000505838">
                <text:p>0.000005058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000050042">
                <text:p>0.00000500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